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text-properties fo:language="en" fo:country="US" officeooo:paragraph-rsid="00205c17"/>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language="en" fo:country="US" fo:font-weight="bold" officeooo:rsid="0027de0b" officeooo:paragraph-rsid="0027de0b" style:font-weight-asian="bold" style:font-weight-complex="bold"/>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language="en" fo:country="US" fo:font-weight="normal" officeooo:rsid="0027de0b" officeooo:paragraph-rsid="0027de0b" style:font-weight-asian="normal" style:font-weight-complex="normal"/>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language="en" fo:country="US" fo:font-weight="normal" officeooo:rsid="0027de0b" officeooo:paragraph-rsid="0028c9b5" style:font-weight-asian="normal" style:font-weight-complex="normal"/>
    </style:style>
    <style:style style:name="P5"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fo:font-weight="normal" officeooo:rsid="001dfc8b" officeooo:paragraph-rsid="00205c17" style:font-weight-asian="normal" style:font-weight-complex="normal"/>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fo:font-weight="normal" officeooo:rsid="001dfc8b" officeooo:paragraph-rsid="00310455" style:font-weight-asian="normal" style:font-weight-complex="normal"/>
    </style:style>
    <style:style style:name="P7"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fo:font-weight="normal" officeooo:rsid="0028c9b5" officeooo:paragraph-rsid="0027de0b" style:font-weight-asian="normal" style:font-weight-complex="normal"/>
    </style:style>
    <style:style style:name="P8" style:family="paragraph" style:parent-style-name="Preformatted_20_Text">
      <style:paragraph-properties fo:margin-left="0cm" fo:margin-right="0cm" fo:margin-top="0cm" fo:margin-bottom="0.499cm" loext:contextual-spacing="false" fo:text-indent="0cm" style:auto-text-indent="false"/>
      <style:text-properties officeooo:paragraph-rsid="0028c9b5"/>
    </style:style>
    <style:style style:name="P9" style:family="paragraph" style:parent-style-name="Preformatted_20_Text">
      <style:paragraph-properties fo:margin-left="0cm" fo:margin-right="0cm" fo:margin-top="0cm" fo:margin-bottom="0.499cm" loext:contextual-spacing="false" fo:text-indent="0cm" style:auto-text-indent="false"/>
      <style:text-properties officeooo:paragraph-rsid="0029c66c"/>
    </style:style>
    <style:style style:name="P10" style:family="paragraph" style:parent-style-name="Preformatted_20_Text">
      <style:paragraph-properties fo:margin-left="0cm" fo:margin-right="0cm" fo:margin-top="0cm" fo:margin-bottom="0.499cm" loext:contextual-spacing="false" fo:text-indent="0cm" style:auto-text-indent="false"/>
      <style:text-properties officeooo:paragraph-rsid="002db3ab"/>
    </style:style>
    <style:style style:name="P11" style:family="paragraph" style:parent-style-name="Preformatted_20_Text">
      <style:paragraph-properties fo:margin-left="0cm" fo:margin-right="0cm" fo:margin-top="0cm" fo:margin-bottom="0.499cm" loext:contextual-spacing="false" fo:text-indent="0cm" style:auto-text-indent="false"/>
      <style:text-properties officeooo:paragraph-rsid="00310455"/>
    </style:style>
    <style:style style:name="P12" style:family="paragraph" style:parent-style-name="Preformatted_20_Text">
      <style:paragraph-properties fo:margin-left="0cm" fo:margin-right="0cm" fo:margin-top="0cm" fo:margin-bottom="0cm" loext:contextual-spacing="false" fo:text-indent="0cm" style:auto-text-indent="false"/>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205c17"/>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28c9b5"/>
    </style:style>
    <style:style style:name="P15" style:family="paragraph" style:parent-style-name="Preformatted_20_Text">
      <style:paragraph-properties fo:margin-left="0cm" fo:margin-right="0cm" fo:margin-top="0cm" fo:margin-bottom="0cm" loext:contextual-spacing="false" fo:text-indent="0cm" style:auto-text-indent="false"/>
      <style:text-properties officeooo:paragraph-rsid="00205c17"/>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7" style:family="paragraph" style:parent-style-name="Preformatted_20_Text">
      <style:paragraph-properties fo:margin-left="0cm" fo:margin-right="0cm" fo:margin-top="0cm" fo:margin-bottom="0cm" loext:contextual-spacing="false" fo:text-indent="0cm" style:auto-text-indent="false"/>
      <style:text-properties officeooo:paragraph-rsid="0028c9b5"/>
    </style:style>
    <style:style style:name="P18" style:family="paragraph" style:parent-style-name="Standard">
      <style:text-properties officeooo:paragraph-rsid="001dfc8b"/>
    </style:style>
    <style:style style:name="P19" style:family="paragraph" style:parent-style-name="Standard">
      <style:text-properties fo:language="en" fo:country="US" fo:font-weight="bold" officeooo:rsid="001dfc8b" officeooo:paragraph-rsid="001dfc8b" style:font-weight-asian="bold" style:font-weight-complex="bold"/>
    </style:style>
    <style:style style:name="P20" style:family="paragraph" style:parent-style-name="Standard">
      <style:text-properties fo:language="en" fo:country="US" fo:font-weight="bold" officeooo:rsid="0025640c" officeooo:paragraph-rsid="0025640c" style:font-weight-asian="bold" style:font-weight-complex="bold"/>
    </style:style>
    <style:style style:name="P21" style:family="paragraph" style:parent-style-name="Standard">
      <style:text-properties fo:language="en" fo:country="US" fo:font-weight="normal" officeooo:rsid="001dfc8b" officeooo:paragraph-rsid="001dfc8b" style:font-weight-asian="normal" style:font-weight-complex="normal"/>
    </style:style>
    <style:style style:name="P22" style:family="paragraph" style:parent-style-name="Standard">
      <style:text-properties fo:language="en" fo:country="US" fo:font-weight="normal" officeooo:rsid="001dfc8b" officeooo:paragraph-rsid="00205c17" style:font-weight-asian="normal" style:font-weight-complex="normal"/>
    </style:style>
    <style:style style:name="P23" style:family="paragraph" style:parent-style-name="Standard">
      <style:text-properties fo:language="en" fo:country="US" fo:font-weight="normal" officeooo:rsid="00221340" officeooo:paragraph-rsid="00205c17" style:font-weight-asian="normal" style:font-weight-complex="normal"/>
    </style:style>
    <style:style style:name="P24" style:family="paragraph" style:parent-style-name="Standard">
      <style:text-properties fo:language="en" fo:country="US" fo:font-weight="normal" officeooo:rsid="00266f00" officeooo:paragraph-rsid="00266f00" style:font-weight-asian="normal" style:font-weight-complex="normal"/>
    </style:style>
    <style:style style:name="P25" style:family="paragraph" style:parent-style-name="Standard">
      <style:text-properties fo:language="en" fo:country="US" fo:font-weight="normal" officeooo:rsid="00267fa4" officeooo:paragraph-rsid="00266f00" style:font-weight-asian="normal" style:font-weight-complex="normal"/>
    </style:style>
    <style:style style:name="P26" style:family="paragraph" style:parent-style-name="Standard">
      <style:text-properties fo:language="en" fo:country="US" style:text-underline-style="solid" style:text-underline-width="auto" style:text-underline-color="font-color" fo:font-weight="normal" officeooo:rsid="0025640c" officeooo:paragraph-rsid="0025640c" style:font-weight-asian="normal" style:font-weight-complex="normal"/>
    </style:style>
    <style:style style:name="P27" style:family="paragraph" style:parent-style-name="Standard">
      <style:text-properties officeooo:paragraph-rsid="00205c17"/>
    </style:style>
    <style:style style:name="P28" style:family="paragraph" style:parent-style-name="Standard">
      <style:text-properties officeooo:paragraph-rsid="00266f00"/>
    </style:style>
    <style:style style:name="P29" style:family="paragraph" style:parent-style-name="Preformatted_20_Text">
      <style:text-properties fo:language="en" fo:country="US" fo:font-weight="normal" officeooo:rsid="00266f00" officeooo:paragraph-rsid="00266f00" style:font-weight-asian="normal" style:font-weight-complex="normal"/>
    </style:style>
    <style:style style:name="P30" style:family="paragraph" style:parent-style-name="Preformatted_20_Text">
      <style:text-properties fo:language="en" fo:country="US" fo:font-weight="normal" officeooo:rsid="00266f00" officeooo:paragraph-rsid="0033b4d1" style:font-weight-asian="normal" style:font-weight-complex="normal"/>
    </style:style>
    <style:style style:name="P31" style:family="paragraph" style:parent-style-name="Preformatted_20_Text">
      <style:paragraph-properties fo:margin-left="0cm" fo:margin-right="0cm" fo:margin-top="0cm" fo:margin-bottom="0cm" loext:contextual-spacing="false" fo:text-indent="0cm" style:auto-text-indent="false"/>
      <style:text-properties fo:language="en" fo:country="US" fo:font-weight="bold" officeooo:rsid="0025640c" officeooo:paragraph-rsid="0033b4d1" style:font-weight-asian="bold" style:font-weight-complex="bold"/>
    </style:style>
    <style:style style:name="P32"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033b4d1"/>
    </style:style>
    <style:style style:name="P33" style:family="paragraph" style:parent-style-name="Preformatted_20_Text">
      <style:paragraph-properties fo:margin-left="0cm" fo:margin-right="0cm" fo:margin-top="0cm" fo:margin-bottom="0cm" loext:contextual-spacing="false" fo:text-indent="0cm" style:auto-text-indent="false"/>
      <style:text-properties officeooo:paragraph-rsid="0033b4d1"/>
    </style:style>
    <style:style style:name="P34" style:family="paragraph" style:parent-style-name="Preformatted_20_Text">
      <style:paragraph-properties fo:margin-left="0cm" fo:margin-right="0cm" fo:margin-top="0cm" fo:margin-bottom="0cm" loext:contextual-spacing="false" fo:text-indent="0cm" style:auto-text-indent="false"/>
      <style:text-properties officeooo:rsid="0033b4d1" officeooo:paragraph-rsid="0033b4d1"/>
    </style:style>
    <style:style style:name="P35" style:family="paragraph" style:parent-style-name="Preformatted_20_Text">
      <style:paragraph-properties fo:margin-left="0cm" fo:margin-right="0cm" fo:margin-top="0cm" fo:margin-bottom="0cm" loext:contextual-spacing="false" fo:text-indent="0cm" style:auto-text-indent="false"/>
      <style:text-properties officeooo:rsid="0033b4d1" officeooo:paragraph-rsid="0034e08a"/>
    </style:style>
    <style:style style:name="P36" style:family="paragraph" style:parent-style-name="Preformatted_20_Text">
      <style:paragraph-properties fo:margin-left="0cm" fo:margin-right="0cm" fo:margin-top="0cm" fo:margin-bottom="0cm" loext:contextual-spacing="false" fo:text-indent="0cm" style:auto-text-indent="false"/>
      <style:text-properties officeooo:rsid="0034e08a" officeooo:paragraph-rsid="0034e08a"/>
    </style:style>
    <style:style style:name="P37" style:family="paragraph" style:parent-style-name="Preformatted_20_Text">
      <style:paragraph-properties fo:margin-left="0cm" fo:margin-right="0cm" fo:margin-top="0cm" fo:margin-bottom="0cm" loext:contextual-spacing="false" fo:text-indent="0cm" style:auto-text-indent="false"/>
      <style:text-properties officeooo:paragraph-rsid="0034e08a"/>
    </style:style>
    <style:style style:name="P38" style:family="paragraph" style:parent-style-name="Preformatted_20_Text">
      <style:paragraph-properties fo:margin-left="0cm" fo:margin-right="0cm" fo:margin-top="0cm" fo:margin-bottom="0cm" loext:contextual-spacing="false" fo:text-indent="0cm" style:auto-text-indent="false"/>
      <style:text-properties officeooo:paragraph-rsid="0035d28f"/>
    </style:style>
    <style:style style:name="P39" style:family="paragraph" style:parent-style-name="Standard">
      <style:text-properties fo:language="en" fo:country="US" fo:font-weight="bold" officeooo:rsid="0025640c" officeooo:paragraph-rsid="0025640c" style:font-weight-asian="bold" style:font-weight-complex="bold"/>
    </style:style>
    <style:style style:name="P40" style:family="paragraph" style:parent-style-name="Standard">
      <style:text-properties fo:language="en" fo:country="US" fo:font-weight="bold" officeooo:rsid="0033b4d1" officeooo:paragraph-rsid="0033b4d1" style:font-weight-asian="bold" style:font-weight-complex="bold"/>
    </style:style>
    <style:style style:name="T1" style:family="text">
      <style:text-properties fo:language="en" fo:country="US" fo:font-weight="normal" officeooo:rsid="001dfc8b" style:font-weight-asian="normal" style:font-weight-complex="normal"/>
    </style:style>
    <style:style style:name="T2" style:family="text">
      <style:text-properties fo:language="en" fo:country="US" fo:font-weight="normal" officeooo:rsid="001f3907" style:font-weight-asian="normal" style:font-weight-complex="normal"/>
    </style:style>
    <style:style style:name="T3" style:family="text">
      <style:text-properties fo:language="en" fo:country="US" fo:font-weight="normal" officeooo:rsid="00203f02" style:font-weight-asian="normal" style:font-weight-complex="normal"/>
    </style:style>
    <style:style style:name="T4" style:family="text">
      <style:text-properties fo:language="en" fo:country="US" fo:font-weight="normal" officeooo:rsid="00266f00" style:font-weight-asian="normal" style:font-weight-complex="normal"/>
    </style:style>
    <style:style style:name="T5" style:family="text">
      <style:text-properties fo:language="en" fo:country="US" fo:font-weight="normal" officeooo:rsid="002a8d60" style:font-weight-asian="normal" style:font-weight-complex="normal"/>
    </style:style>
    <style:style style:name="T6" style:family="text">
      <style:text-properties fo:language="en" fo:country="US" fo:font-weight="bold" officeooo:rsid="001dfc8b" style:font-weight-asian="bold" style:font-weight-complex="bold"/>
    </style:style>
    <style:style style:name="T7" style:family="text">
      <style:text-properties fo:language="en" fo:country="US" fo:font-weight="bold" officeooo:rsid="00205c17" style:font-weight-asian="bold" style:font-weight-complex="bold"/>
    </style:style>
    <style:style style:name="T8" style:family="text">
      <style:text-properties fo:color="#0000cc"/>
    </style:style>
    <style:style style:name="T9" style:family="text">
      <style:text-properties fo:color="#0000cc" fo:font-weight="normal" officeooo:rsid="001dfc8b" style:font-weight-asian="normal" style:font-weight-complex="normal"/>
    </style:style>
    <style:style style:name="T10" style:family="text">
      <style:text-properties fo:color="#0000cc" fo:font-weight="bold"/>
    </style:style>
    <style:style style:name="T11" style:family="text">
      <style:text-properties fo:color="#0000cc" fo:font-weight="bold" officeooo:rsid="0033b4d1"/>
    </style:style>
    <style:style style:name="T12" style:family="text">
      <style:text-properties fo:color="#0000cc" fo:language="en" fo:country="US" fo:font-weight="bold"/>
    </style:style>
    <style:style style:name="T13" style:family="text">
      <style:text-properties fo:color="#0000cc" officeooo:rsid="001dfc8b"/>
    </style:style>
    <style:style style:name="T14" style:family="text">
      <style:text-properties fo:color="#000000"/>
    </style:style>
    <style:style style:name="T15" style:family="text">
      <style:text-properties fo:color="#000000" fo:font-weight="normal" officeooo:rsid="001dfc8b" style:font-weight-asian="normal" style:font-weight-complex="normal"/>
    </style:style>
    <style:style style:name="T16" style:family="text">
      <style:text-properties fo:color="#000000" officeooo:rsid="00205c17"/>
    </style:style>
    <style:style style:name="T17" style:family="text">
      <style:text-properties fo:color="#000000" fo:language="en" fo:country="US"/>
    </style:style>
    <style:style style:name="T18" style:family="text">
      <style:text-properties fo:color="#000000" fo:language="en" fo:country="US" officeooo:rsid="00205c17"/>
    </style:style>
    <style:style style:name="T19" style:family="text">
      <style:text-properties fo:color="#000000" fo:language="en" fo:country="US" fo:font-weight="bold" officeooo:rsid="00205c17"/>
    </style:style>
    <style:style style:name="T20" style:family="text">
      <style:text-properties fo:color="#000000" fo:language="en" fo:country="US" fo:font-weight="bold" officeooo:rsid="0027de0b" style:font-weight-asian="bold" style:font-weight-complex="bold"/>
    </style:style>
    <style:style style:name="T21" style:family="text">
      <style:text-properties fo:color="#000000" fo:language="en" fo:country="US" fo:font-weight="bold" officeooo:rsid="001dfc8b" style:font-weight-asian="bold" style:font-weight-complex="bold"/>
    </style:style>
    <style:style style:name="T22" style:family="text">
      <style:text-properties fo:color="#000000" fo:language="en" fo:country="US" fo:font-weight="bold" officeooo:rsid="002db3ab" style:font-weight-asian="bold" style:font-weight-complex="bold"/>
    </style:style>
    <style:style style:name="T23" style:family="text">
      <style:text-properties fo:color="#000000" fo:language="en" fo:country="US" fo:font-weight="normal" officeooo:rsid="0027de0b" style:font-weight-asian="normal" style:font-weight-complex="normal"/>
    </style:style>
    <style:style style:name="T24" style:family="text">
      <style:text-properties fo:color="#000000" fo:language="en" fo:country="US" fo:font-weight="normal" officeooo:rsid="0028c9b5" style:font-weight-asian="normal" style:font-weight-complex="normal"/>
    </style:style>
    <style:style style:name="T25" style:family="text">
      <style:text-properties fo:color="#000000" fo:language="en" fo:country="US" fo:font-weight="normal" officeooo:rsid="0029c66c" style:font-weight-asian="normal" style:font-weight-complex="normal"/>
    </style:style>
    <style:style style:name="T26" style:family="text">
      <style:text-properties fo:color="#000000" fo:language="en" fo:country="US" fo:font-weight="normal" officeooo:rsid="002bd65c" style:font-weight-asian="normal" style:font-weight-complex="normal"/>
    </style:style>
    <style:style style:name="T27" style:family="text">
      <style:text-properties fo:color="#000000" fo:language="en" fo:country="US" fo:font-weight="normal" officeooo:rsid="002c7a14" style:font-weight-asian="normal" style:font-weight-complex="normal"/>
    </style:style>
    <style:style style:name="T28" style:family="text">
      <style:text-properties fo:color="#000000" fo:language="en" fo:country="US" fo:font-weight="normal" officeooo:rsid="002ffc26" style:font-weight-asian="normal" style:font-weight-complex="normal"/>
    </style:style>
    <style:style style:name="T29" style:family="text">
      <style:text-properties fo:color="#000000" fo:language="en" fo:country="US" fo:font-weight="normal" officeooo:rsid="001dfc8b" style:font-weight-asian="normal" style:font-weight-complex="normal"/>
    </style:style>
    <style:style style:name="T30" style:family="text">
      <style:text-properties fo:color="#000000" fo:language="en" fo:country="US" fo:font-weight="normal" officeooo:rsid="00310455" style:font-weight-asian="normal" style:font-weight-complex="normal"/>
    </style:style>
    <style:style style:name="T31" style:family="text">
      <style:text-properties fo:color="#000000" style:font-name="Liberation Mono" fo:font-size="10pt" fo:language="en" fo:country="US" officeooo:rsid="00205c17" style:font-name-asian="Noto Sans Mono CJK SC" style:font-size-asian="10pt" style:font-name-complex="Liberation Mono" style:font-size-complex="10pt"/>
    </style:style>
    <style:style style:name="T32" style:family="text">
      <style:text-properties fo:color="#000000" style:font-name="Liberation Mono" fo:font-size="10pt" fo:language="en" fo:country="US" officeooo:rsid="0028c9b5" style:font-name-asian="Noto Sans Mono CJK SC" style:font-size-asian="10pt" style:font-name-complex="Liberation Mono" style:font-size-complex="10pt"/>
    </style:style>
    <style:style style:name="T33" style:family="text">
      <style:text-properties fo:color="#000000" style:font-name="Liberation Mono" fo:font-size="10pt" fo:language="en" fo:country="US" fo:font-weight="bold" officeooo:rsid="00205c17" style:font-name-asian="Noto Sans Mono CJK SC" style:font-size-asian="10pt" style:font-name-complex="Liberation Mono" style:font-size-complex="10pt"/>
    </style:style>
    <style:style style:name="T34" style:family="text">
      <style:text-properties fo:color="#000000" style:font-name="Liberation Mono" fo:font-size="10pt" fo:language="en" fo:country="US" fo:font-weight="bold" officeooo:rsid="0028c9b5" style:font-name-asian="Noto Sans Mono CJK SC" style:font-size-asian="10pt" style:font-name-complex="Liberation Mono" style:font-size-complex="10pt"/>
    </style:style>
    <style:style style:name="T35" style:family="text">
      <style:text-properties fo:color="#000000" style:font-name="Liberation Mono" fo:font-size="10pt" fo:language="en" fo:country="US" fo:font-weight="bold" officeooo:rsid="0028c9b5" style:font-name-asian="Noto Sans Mono CJK SC" style:font-size-asian="10pt" style:font-weight-asian="bold" style:font-name-complex="Liberation Mono" style:font-size-complex="10pt" style:font-weight-complex="bold"/>
    </style:style>
    <style:style style:name="T36" style:family="text">
      <style:text-properties fo:color="#000000" style:font-name="Liberation Mono" fo:font-size="10pt" fo:language="en" fo:country="US" fo:font-weight="bold" officeooo:rsid="00310455" style:font-name-asian="Noto Sans Mono CJK SC" style:font-size-asian="10pt" style:font-weight-asian="bold" style:font-name-complex="Liberation Mono" style:font-size-complex="10pt" style:font-weight-complex="bold"/>
    </style:style>
    <style:style style:name="T37" style:family="text">
      <style:text-properties fo:color="#000000" style:font-name="Liberation Mono" fo:font-size="10pt" fo:language="en" fo:country="US" fo:font-weight="normal" officeooo:rsid="002a8d60" style:font-name-asian="Noto Sans Mono CJK SC" style:font-size-asian="10pt" style:font-weight-asian="normal" style:font-name-complex="Liberation Mono" style:font-size-complex="10pt" style:font-weight-complex="normal"/>
    </style:style>
    <style:style style:name="T38" style:family="text">
      <style:text-properties fo:color="#000000" style:font-name="Liberation Mono" fo:font-size="10pt" fo:language="en" fo:country="US" fo:font-weight="normal" officeooo:rsid="002bd65c" style:font-name-asian="Noto Sans Mono CJK SC" style:font-size-asian="10pt" style:font-weight-asian="normal" style:font-name-complex="Liberation Mono" style:font-size-complex="10pt" style:font-weight-complex="normal"/>
    </style:style>
    <style:style style:name="T39" style:family="text">
      <style:text-properties fo:color="#000000" style:font-name="Liberation Mono" fo:font-size="10pt" fo:language="en" fo:country="US" fo:font-weight="normal" officeooo:rsid="00310455" style:font-name-asian="Noto Sans Mono CJK SC" style:font-size-asian="10pt" style:font-weight-asian="normal" style:font-name-complex="Liberation Mono" style:font-size-complex="10pt" style:font-weight-complex="normal"/>
    </style:style>
    <style:style style:name="T40" style:family="text">
      <style:text-properties fo:color="#000000" style:font-name="Liberation Mono" fo:font-size="10pt" officeooo:rsid="0028c9b5" style:font-name-asian="Noto Sans Mono CJK SC" style:font-size-asian="10pt" style:font-name-complex="Liberation Mono" style:font-size-complex="10pt"/>
    </style:style>
    <style:style style:name="T41" style:family="text">
      <style:text-properties fo:color="#000000" style:font-name="Liberation Mono" fo:font-size="10pt" officeooo:rsid="0033b4d1" style:font-name-asian="Noto Sans Mono CJK SC" style:font-size-asian="10pt" style:font-name-complex="Liberation Mono" style:font-size-complex="10pt"/>
    </style:style>
    <style:style style:name="T42" style:family="text">
      <style:text-properties fo:color="#000000" style:font-name="Liberation Mono" fo:font-size="10pt" officeooo:rsid="0037be45" style:font-name-asian="Noto Sans Mono CJK SC" style:font-size-asian="10pt" style:font-name-complex="Liberation Mono" style:font-size-complex="10pt"/>
    </style:style>
    <style:style style:name="T43" style:family="text">
      <style:text-properties fo:color="#000000" fo:font-weight="bold" officeooo:rsid="00205c17"/>
    </style:style>
    <style:style style:name="T44" style:family="text">
      <style:text-properties fo:color="#000000" officeooo:rsid="001dfc8b"/>
    </style:style>
    <style:style style:name="T45" style:family="text">
      <style:text-properties fo:color="#000000" officeooo:rsid="0028b016"/>
    </style:style>
    <style:style style:name="T46" style:family="text">
      <style:text-properties fo:color="#000000" officeooo:rsid="0028c9b5"/>
    </style:style>
    <style:style style:name="T47" style:family="text">
      <style:text-properties fo:color="#000000" officeooo:rsid="0033b4d1"/>
    </style:style>
    <style:style style:name="T48" style:family="text">
      <style:text-properties fo:color="#000000" officeooo:rsid="0034e08a"/>
    </style:style>
    <style:style style:name="T49" style:family="text">
      <style:text-properties fo:color="#000000" officeooo:rsid="0035d28f"/>
    </style:style>
    <style:style style:name="T50" style:family="text">
      <style:text-properties fo:color="#000000" officeooo:rsid="0037be45"/>
    </style:style>
    <style:style style:name="T51" style:family="text">
      <style:text-properties fo:color="#800000"/>
    </style:style>
    <style:style style:name="T52" style:family="text">
      <style:text-properties fo:color="#800000" fo:language="en" fo:country="US"/>
    </style:style>
    <style:style style:name="T53" style:family="text">
      <style:text-properties officeooo:rsid="0025640c"/>
    </style:style>
    <style:style style:name="T54" style:family="text">
      <style:text-properties officeooo:rsid="0037be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emote Server</text:p>
      <text:p text:style-name="P40"/>
      <text:p text:style-name="P40">Events</text:p>
      <text:p text:style-name="P40"/>
      <text:p text:style-name="P30"><text:span text:style-name="T8">\begin</text:span><text:span text:style-name="T14">{table}[ht]</text:span></text:p>
      <text:p text:style-name="P33"><text:span text:style-name="T14"><text:s text:c="8"/></text:span><text:span text:style-name="T51">\centering</text:span></text:p>
      <text:p text:style-name="P33"><text:span text:style-name="T14"><text:s text:c="8"/></text:span><text:span text:style-name="T51">\resizebox</text:span><text:span text:style-name="T14">{</text:span><text:span text:style-name="T51">\columnwidth</text:span><text:span text:style-name="T14">}{!}{</text:span></text:p>
      <text:p text:style-name="P33"><text:span text:style-name="T14"><text:s text:c="8"/></text:span><text:span text:style-name="T8">\begin</text:span><text:span text:style-name="T14">{tabular}{||c | c | c | c||} </text:span></text:p>
      <text:p text:style-name="P33"><text:span text:style-name="T14"><text:s text:c="16"/></text:span><text:span text:style-name="T51">\hline</text:span></text:p>
      <text:p text:style-name="P33"><text:span text:style-name="T14"><text:s text:c="16"/></text:span><text:span text:style-name="T51">\textbf</text:span><text:span text:style-name="T14">{Event} &amp; </text:span><text:span text:style-name="T51">\textbf</text:span><text:span text:style-name="T14">{System Response} &amp; </text:span><text:span text:style-name="T51">\textbf</text:span><text:span text:style-name="T14">{Source} &amp; </text:span><text:span text:style-name="T51">\textbf</text:span><text:span text:style-name="T14">{Type}</text:span><text:span text:style-name="T51">\\</text:span></text:p>
      <text:p text:style-name="P33"><text:span text:style-name="T14"><text:s text:c="16"/></text:span><text:span text:style-name="T51">\hline\hline</text:span></text:p>
      <text:p text:style-name="P34"><text:span text:style-name="T14">Connection Request &amp; Accept/ decline connection &amp; Remote client &amp; Asynchronous\\\hline</text:span></text:p>
      <text:p text:style-name="P34"><text:span text:style-name="T14"/></text:p>
      <text:p text:style-name="P34"><text:span text:style-name="T14">Check Log-in Credentials &amp; Validate username and pincode &amp; Remote client: Mobile App &amp; Asynchronous</text:span><text:span text:style-name="T48">\\\hline</text:span></text:p>
      <text:p text:style-name="P34"><text:span text:style-name="T14"/></text:p>
      <text:p text:style-name="P37"><text:span text:style-name="T47">Store lamppost information &amp; Add </text:span><text:span text:style-name="T41">data</text:span><text:span text:style-name="T47"> to DB &amp; Remote client: Mobile App &amp; Asynchronous</text:span><text:span text:style-name="T48">\\\hline</text:span></text:p>
      <text:p text:style-name="P33"><text:span text:style-name="T47"/></text:p>
      <text:p text:style-name="P35"><text:span text:style-name="T14">Update lamppost information &amp; Update data from DB &amp; Remote client: Mobile App &amp; Asynchronous</text:span><text:span text:style-name="T48">\\\hline</text:span></text:p>
      <text:p text:style-name="P34"><text:span text:style-name="T14"/></text:p>
      <text:p text:style-name="P35"><text:span text:style-name="T14">Check for lampposts with error status &amp; Read and send data from DB to Mobile App &amp; Remote client: Mobile App &amp; <text:s/>Asynchronous</text:span><text:span text:style-name="T48">\\\hline</text:span></text:p>
      <text:p text:style-name="P34"><text:span text:style-name="T14"/></text:p>
      <text:p text:style-name="P36"><text:span text:style-name="T14">Check for empty parking spots &amp; Read and send data from DB to Web Site &amp; Remote client: Web Site &amp; </text:span><text:span text:style-name="T47">Asynchronous</text:span><text:span text:style-name="T14">\\\hlin</text:span><text:span text:style-name="T49">e</text:span></text:p>
      <text:p text:style-name="P36"><text:span text:style-name="T49"/></text:p>
      <text:p text:style-name="P38"><text:span text:style-name="T42">Update</text:span><text:span text:style-name="T49"> lamppost information &amp; Update data from DB &amp; Gateway &amp; </text:span><text:span text:style-name="T47">Asynchronous</text:span><text:span text:style-name="T48">\\\hline</text:span></text:p>
      <text:p text:style-name="P32"><text:span text:style-name="T51"/></text:p>
      <text:p text:style-name="P33"><text:span text:style-name="T14"><text:s text:c="16"/></text:span><text:span text:style-name="T51">\\\hline</text:span></text:p>
      <text:p text:style-name="P33"><text:span text:style-name="T14"><text:s text:c="8"/></text:span><text:span text:style-name="T8">\end</text:span><text:span text:style-name="T14">{tabular}</text:span></text:p>
      <text:p text:style-name="P32"><text:s text:c="8"/>}</text:p>
      <text:p text:style-name="P32"><text:s text:c="16"/></text:p>
      <text:p text:style-name="P33"><text:span text:style-name="T14"><text:s text:c="8"/></text:span><text:span text:style-name="T51">\caption</text:span><text:span text:style-name="T14">{Remote s</text:span><text:span text:style-name="T47">erver </text:span><text:span text:style-name="T14">events.}</text:span></text:p>
      <text:p text:style-name="P33"><text:span text:style-name="T14"><text:s text:c="8"/></text:span><text:span text:style-name="T10">\label{table:</text:span><text:span text:style-name="T11">rs_events</text:span><text:span text:style-name="T10">}</text:span></text:p>
      <text:p text:style-name="P31"><text:span text:style-name="T8">\end</text:span><text:span text:style-name="T14">{table}</text:span></text:p>
      <text:p text:style-name="P20"/>
      <text:p text:style-name="P20"/>
      <text:p text:style-name="P20"/>
      <text:p text:style-name="P20">Events</text:p>
      <text:p text:style-name="P28"><text:span text:style-name="T4">In order to better understand the system, it is necessary to identify the events that may occur, how the system will respond </text:span><text:span text:style-name="T5">to the event</text:span><text:span text:style-name="T4">, what caused the event and what type of event it is. For the remote system, the events likely to occur are presented in table [ref].</text:span></text:p>
      <text:p text:style-name="P24"/>
      <text:p text:style-name="P29"><text:span text:style-name="T8">\begin</text:span><text:span text:style-name="T14">{table}[ht]</text:span></text:p>
      <text:p text:style-name="P12"><text:span text:style-name="T14"><text:s text:c="8"/></text:span><text:span text:style-name="T51">\centering</text:span></text:p>
      <text:p text:style-name="P12"><text:span text:style-name="T14"><text:s text:c="8"/></text:span><text:span text:style-name="T51">\resizebox</text:span><text:span text:style-name="T14">{</text:span><text:span text:style-name="T51">\columnwidth</text:span><text:span text:style-name="T14">}{!}{</text:span></text:p>
      <text:p text:style-name="P12"><text:span text:style-name="T14"><text:s text:c="8"/></text:span><text:span text:style-name="T8">\begin</text:span><text:span text:style-name="T14">{tabular}{||c | c | c | c||} </text:span></text:p>
      <text:p text:style-name="P12"><text:span text:style-name="T14"><text:s text:c="16"/></text:span><text:span text:style-name="T51">\hline</text:span></text:p>
      <text:p text:style-name="P12"><text:span text:style-name="T14"><text:s text:c="16"/></text:span><text:span text:style-name="T51">\textbf</text:span><text:span text:style-name="T14">{Event} &amp; </text:span><text:span text:style-name="T51">\textbf</text:span><text:span text:style-name="T14">{System Response} &amp; </text:span><text:span text:style-name="T51">\textbf</text:span><text:span text:style-name="T14">{Source} &amp; </text:span><text:span text:style-name="T51">\textbf</text:span><text:span text:style-name="T14">{Type}</text:span><text:span text:style-name="T51">\\</text:span></text:p>
      <text:p text:style-name="P12"><text:span text:style-name="T14"><text:s text:c="16"/></text:span><text:span text:style-name="T51">\hline\hline</text:span></text:p>
      <text:p text:style-name="P12"><text:span text:style-name="T14">Login &amp; Show application main screen if successful &amp; Operator &amp; Asynchronous</text:span><text:span text:style-name="T51">\\\hline</text:span></text:p>
      <text:p text:style-name="P12"><text:span text:style-name="T14">Obtain geolocation &amp; Request device geolocation &amp; Mobile device &amp; Asynchronous</text:span><text:span text:style-name="T51">\\\hline</text:span></text:p>
      <text:p text:style-name="P12"><text:soft-page-break/><text:span text:style-name="T14">App notification &amp; Notifies the operator about the lamppost status &amp; Remote Server &amp; Asynchronous</text:span><text:span text:style-name="T51">\\\hline</text:span></text:p>
      <text:p text:style-name="P12"><text:span text:style-name="T14">Register operator &amp; Add operator information to databas &amp; Operator &amp; Asynchronous</text:span><text:span text:style-name="T51">\\\hline</text:span></text:p>
      <text:p text:style-name="P12"><text:span text:style-name="T14">Modify lamppost &amp; Update lamppost information to database &amp; Operator &amp; Asynchronous</text:span><text:span text:style-name="T51">\\\hline</text:span></text:p>
      <text:p text:style-name="P12"><text:span text:style-name="T14">Register lamppost &amp; Add lamppost information to database &amp; Operator &amp; Asynchronous</text:span><text:span text:style-name="T51">\\\hline</text:span></text:p>
      <text:p text:style-name="P12"><text:span text:style-name="T14">Insert location &amp; Show parking spots &amp; User &amp; Asynchronous</text:span><text:span text:style-name="T51">\\\hline</text:span></text:p>
      <text:p text:style-name="P16">Obtain geolocation &amp; Request device geolocation &amp; Mobile Device &amp; Asynchronous</text:p>
      <text:p text:style-name="P12"><text:span text:style-name="T14"><text:s text:c="16"/></text:span><text:span text:style-name="T51">\\\hline</text:span></text:p>
      <text:p text:style-name="P12"><text:span text:style-name="T14"><text:s text:c="8"/></text:span><text:span text:style-name="T8">\end</text:span><text:span text:style-name="T14">{tabular}</text:span></text:p>
      <text:p text:style-name="P16"><text:s text:c="8"/>}</text:p>
      <text:p text:style-name="P16"><text:s text:c="16"/></text:p>
      <text:p text:style-name="P12"><text:span text:style-name="T14"><text:s text:c="8"/></text:span><text:span text:style-name="T51">\caption</text:span><text:span text:style-name="T14">{Remote system events.}</text:span></text:p>
      <text:p text:style-name="P12"><text:span text:style-name="T14"><text:s text:c="8"/></text:span><text:span text:style-name="T10">\label{table:data}</text:span></text:p>
      <text:p text:style-name="P12"><text:span text:style-name="T8">\end</text:span><text:span text:style-name="T14">{table}</text:span></text:p>
      <text:p text:style-name="P25"/>
      <text:p text:style-name="P26">Another important aspect is to note that most events are asynchronous, which means</text:p>
      <text:p text:style-name="P26">that the product is mostly passive, waiting for something to happen so it can respond</text:p>
      <text:p text:style-name="P26">properly, such as the system waking up only when there user movement is detected or</text:p>
      <text:p text:style-name="P26">making a command only when the user makes a sign.</text:p>
      <text:p text:style-name="P19"/>
      <text:p text:style-name="P19"/>
      <text:p text:style-name="P19">Use cases - Application</text:p>
      <text:p text:style-name="P21"/>
      <text:p text:style-name="P18"><text:span text:style-name="T1">The application use case</text:span><text:span text:style-name="T2">s</text:span><text:span text:style-name="T1"> diagram is represented in figure [ref], showing that the main actors in the system are the operator, the database and the mobile device. The operator can perform operations such as login, logout, register, modify </text:span><text:span text:style-name="T3">data</text:span><text:span text:style-name="T1"> about a </text:span><text:span text:style-name="T2">lamp</text:span><text:span text:style-name="T1">post and register new</text:span><text:span text:style-name="T3">ly</text:span><text:span text:style-name="T1"> </text:span><text:span text:style-name="T3">installed </text:span><text:span text:style-name="T1">posts that are installed, using, for this, the database (to obtain and record data) and the mobile device (to obtain the device location when registering a new post).</text:span></text:p>
      <text:p text:style-name="P21"/>
      <text:p text:style-name="P13"><text:span text:style-name="T8">\begin</text:span><text:span text:style-name="T14">{figure}[ht]</text:span></text:p>
      <text:p text:style-name="P13"><text:span text:style-name="T14"><text:s text:c="8"/></text:span><text:span text:style-name="T51">\centering</text:span></text:p>
      <text:p text:style-name="P13"><text:span text:style-name="T14"><text:s text:c="8"/></text:span><text:span text:style-name="T10">\includegraphics</text:span><text:span text:style-name="T14">[width=1</text:span><text:span text:style-name="T51">\textwidth</text:span><text:span text:style-name="T14">]{</text:span><text:span text:style-name="T16">UseCases_application</text:span><text:span text:style-name="T14">}</text:span></text:p>
      <text:p text:style-name="P15"><text:span text:style-name="T17"><text:s text:c="8"/></text:span><text:span text:style-name="T52">\caption</text:span><text:span text:style-name="T17">{</text:span><text:span text:style-name="T31">Remote System – Application Use Cases</text:span><text:span text:style-name="T17">.}</text:span></text:p>
      <text:p text:style-name="P13"><text:span text:style-name="T14"><text:s text:c="8"/></text:span><text:span text:style-name="T10">\label{fig:</text:span><text:span text:style-name="T43">UseCases_application</text:span><text:span text:style-name="T10">}</text:span></text:p>
      <text:p text:style-name="P1"><text:span text:style-name="T9">\end</text:span><text:span text:style-name="T15">{figure}</text:span></text:p>
      <text:p text:style-name="P5"/>
      <text:p text:style-name="P5"/>
      <text:p text:style-name="P2"><text:span text:style-name="T44">S</text:span><text:span text:style-name="T14">tate Chart – Application</text:span></text:p>
      <text:p text:style-name="P3"><text:span text:style-name="T14">In the figure [ref] is represented the state chart of the mobile application. It initiates with the system configuration, showing a home screen that allows the operator, the application user, to log in</text:span><text:span text:style-name="T45">to the system or register himself, if he doesn’t have login credentials. After a successful login, the system will show information about the lampposts associated to the logged in </text:span><text:span text:style-name="T46">operator and he can do operations like register lampposts, modify lampposts information and logout of the system.</text:span></text:p>
      <text:p text:style-name="P14"><text:span text:style-name="T8">\begin</text:span><text:span text:style-name="T14">{figure}[ht]</text:span></text:p>
      <text:p text:style-name="P14"><text:span text:style-name="T14"><text:s text:c="8"/></text:span><text:span text:style-name="T51">\centering</text:span></text:p>
      <text:p text:style-name="P17"><text:span text:style-name="T14"><text:s text:c="8"/></text:span><text:span text:style-name="T10">\includegraphics</text:span><text:span text:style-name="T14">[width=1</text:span><text:span text:style-name="T51">\textwidth</text:span><text:span text:style-name="T14">]{</text:span><text:span text:style-name="T46">StateChart</text:span><text:span text:style-name="T16">_</text:span><text:span text:style-name="T46">a</text:span><text:span text:style-name="T23">pplication</text:span><text:span text:style-name="T14">}</text:span></text:p>
      <text:p text:style-name="P17"><text:span text:style-name="T17"><text:s text:c="8"/></text:span><text:span text:style-name="T52">\caption</text:span><text:span text:style-name="T17">{</text:span><text:span text:style-name="T31">Remote System – Application </text:span><text:span text:style-name="T32">State Chart</text:span><text:span text:style-name="T17">.}</text:span></text:p>
      <text:p text:style-name="P17"><text:span text:style-name="T17"><text:s text:c="8"/></text:span><text:span text:style-name="T12">\label{fig:</text:span><text:span text:style-name="T34">StateChart</text:span><text:span text:style-name="T19">_application</text:span><text:span text:style-name="T12">}</text:span></text:p>
      <text:p text:style-name="P4"><text:span text:style-name="T13">\end</text:span><text:span text:style-name="T44">{figure}</text:span></text:p>
      <text:p text:style-name="P7"><text:soft-page-break/></text:p>
      <text:p text:style-name="P10"><text:span text:style-name="T22">Sequence Diagram – Application</text:span><text:span text:style-name="T28"> </text:span></text:p>
      <text:p text:style-name="P6">In figure [ref] is represented the sequence diagram of the mobile application. Most of the actions are triggered by the operator, starting with the registration or login operations in the application. If the login is valid, information about the network of lampposts will be shown and, depending on the interaction with the operator, the application may have different execution flows: registration of a lamppost; changing information about a lamppost; verification of the existence of damaged posts, notifying the operator if so. If the login is invalid, the application returns an error to the operator.</text:p>
      <text:p text:style-name="P5"/>
      <text:p text:style-name="P27"><text:span text:style-name="T6">Use cases – </text:span><text:span text:style-name="T7">Web Site</text:span></text:p>
      <text:p text:style-name="P23">The web site use cases diagram is shown in figure [ref]. The main actors are a user, the database and a mobile device. In order to know if there are free parking spaces in a certain location, the user can enter a location (through the street name, for example) or, as in the application, use his mobile device to obtain the location automatically. The database lets the user know <text:span text:style-name="T53">where </text:span>the<text:span text:style-name="T53">re are</text:span> empty parking spaces.</text:p>
      <text:p text:style-name="P22"/>
      <text:p text:style-name="P13"><text:span text:style-name="T8">\begin</text:span><text:span text:style-name="T14">{figure}[ht]</text:span></text:p>
      <text:p text:style-name="P13"><text:span text:style-name="T14"><text:s text:c="8"/></text:span><text:span text:style-name="T51">\centering</text:span></text:p>
      <text:p text:style-name="P15"><text:span text:style-name="T17"><text:s text:c="8"/></text:span><text:span text:style-name="T12">\includegraphics</text:span><text:span text:style-name="T17">[width=1</text:span><text:span text:style-name="T52">\textwidth</text:span><text:span text:style-name="T17">]{</text:span><text:span text:style-name="T18">UseCases_W</text:span><text:span text:style-name="T31">ebSite</text:span><text:span text:style-name="T17">}</text:span></text:p>
      <text:p text:style-name="P15"><text:span text:style-name="T17"><text:s text:c="8"/></text:span><text:span text:style-name="T52">\caption</text:span><text:span text:style-name="T17">{</text:span><text:span text:style-name="T31">Remote System – Web Site Use Cases</text:span><text:span text:style-name="T17">.}</text:span></text:p>
      <text:p text:style-name="P15"><text:span text:style-name="T17"><text:s text:c="8"/></text:span><text:span text:style-name="T12">\label{fig:</text:span><text:span text:style-name="T19">UseCases_</text:span><text:span text:style-name="T33">WebSite</text:span><text:span text:style-name="T12">}</text:span></text:p>
      <text:p text:style-name="P1"><text:span text:style-name="T9">\end</text:span><text:span text:style-name="T15">{figure}</text:span></text:p>
      <text:p text:style-name="P8"><text:span text:style-name="T21">S</text:span><text:span text:style-name="T20">tate Chart – </text:span><text:span text:style-name="T35">Web Site</text:span></text:p>
      <text:p text:style-name="P9"><text:span text:style-name="T24">I</text:span><text:span text:style-name="T25">n figure [ref], one can see the web site state chart. </text:span><text:span text:style-name="T37">T</text:span><text:span text:style-name="T25">he system initiates with the system configuration. </text:span><text:span text:style-name="T26">Then it asks the user if he wants to use his location (through the mobile phone's GPS tracking system) or </text:span><text:span text:style-name="T38">type manually the location</text:span><text:span text:style-name="T26">. If the user enters the location manually (the street </text:span><text:span text:style-name="T27">name</text:span><text:span text:style-name="T26">, for example), it will be checked and, if valid, the free parking spaces will be displayed.</text:span></text:p>
      <text:p text:style-name="P14"><text:span text:style-name="T8">\begin</text:span><text:span text:style-name="T14">{figure}[ht]</text:span></text:p>
      <text:p text:style-name="P14"><text:span text:style-name="T14"><text:s text:c="8"/></text:span><text:span text:style-name="T51">\centering</text:span></text:p>
      <text:p text:style-name="P17"><text:span text:style-name="T14"><text:s text:c="8"/></text:span><text:span text:style-name="T10">\includegraphics</text:span><text:span text:style-name="T14">[width=1</text:span><text:span text:style-name="T51">\textwidth</text:span><text:span text:style-name="T14">]{</text:span><text:span text:style-name="T46">StateChart</text:span><text:span text:style-name="T16">_</text:span><text:span text:style-name="T40">WebSite</text:span><text:span text:style-name="T14">}</text:span></text:p>
      <text:p text:style-name="P17"><text:span text:style-name="T17"><text:s text:c="8"/></text:span><text:span text:style-name="T52">\caption</text:span><text:span text:style-name="T17">{</text:span><text:span text:style-name="T31">Remote System – </text:span><text:span text:style-name="T32">Web Site</text:span><text:span text:style-name="T31"> </text:span><text:span text:style-name="T32">State Chart</text:span><text:span text:style-name="T17">.}</text:span></text:p>
      <text:p text:style-name="P17"><text:span text:style-name="T17"><text:s text:c="8"/></text:span><text:span text:style-name="T12">\label{fig:</text:span><text:span text:style-name="T34">StateChart</text:span><text:span text:style-name="T19">_</text:span><text:span text:style-name="T34">WebSite</text:span><text:span text:style-name="T12">}</text:span></text:p>
      <text:p text:style-name="P4"><text:span text:style-name="T13">\end</text:span><text:span text:style-name="T44">{figure}</text:span></text:p>
      <text:p text:style-name="P11"><text:span text:style-name="T22">Sequence Diagram – </text:span><text:span text:style-name="T36">Web Site</text:span><text:span text:style-name="T28"> </text:span></text:p>
      <text:p text:style-name="P11"><text:span text:style-name="T39">The sequence diagram of the web site is shown in the figure [ref]</text:span><text:span text:style-name="T29">. </text:span><text:span text:style-name="T30">To know where there are empty parking spots, the user can insert manually a location or use his \ac{gps} location. In both cases the web site asks the remote server (database) if there are available parking spots near the location and </text:span><text:span text:style-name="T39">displays</text:span><text:span text:style-name="T30"> them to the user. However, in the case of using the \ac{gps} location, the web site has to get the \ac{gps} coordinates from the mobile device running the web si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8:22:18.737830016</meta:creation-date>
    <dc:date>2021-12-07T00:03:15.955054054</dc:date>
    <meta:editing-duration>PT3H50M52S</meta:editing-duration>
    <meta:editing-cycles>6</meta:editing-cycles>
    <meta:generator>LibreOffice/6.4.7.2$Linux_X86_64 LibreOffice_project/40$Build-2</meta:generator>
    <meta:document-statistic meta:table-count="0" meta:image-count="0" meta:object-count="0" meta:page-count="3" meta:paragraph-count="87" meta:word-count="909" meta:character-count="6626" meta:non-whitespace-character-count="5388"/>
  </office:meta>
</office:document-meta>
</file>